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text-align="justify" style:justify-single-word="fals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weight="bold" style:language-asian="none" style:country-asian="none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.5pt" fo:language="none" fo:country="none" style:font-size-asian="10.5pt" style:language-asian="none" style:country-asian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-MPG-101</text:span><text:span text:style-name="T2"> </text:span><text:span text:style-name="T3">Počítačová grafika (1)</text:span><text:tab/> <text:span text:style-name="T1">Ďurikovič</text:span><text:span text:style-name="T4"> R.</text:span></text:p>
      <text:list xml:id="list33365873" text:style-name="WW8Num16">
        <text:list-item>
          <text:p text:style-name="P1">Reprezentácie objektov v počítačovej grafike. (Mnohouholníkové siete, splajny, CSG, volumetrické reprezentácie (BSP, octree), implicitné reprezentácie. Výhody a nevýhody jednotlivých reprezentácií, vzájomné konverzie.)</text:p>
        </text:list-item>
        <text:list-item>
          <text:p text:style-name="P1">Algoritmy pre určovanie viditeľného povrchu. (Algoritmy v priestore objektov: využitie normálových vektorov, maliarove algoritmy, využitie volumetrických reprezentácií. Algoritmy v priestore obrazu: z-buffer, delenie okna. špeciálne algoritmy: zobrazovanie drôteného modelu, zobrazovanie grafu funkcie.)</text:p>
        </text:list-item>
        <text:list-item>
          <text:p text:style-name="P1">Hľadanie prienikov a orezávanie. (Prieniky v rovine: prienik úsečiek, polpriamok, prienik s mnohouholníkom, prienik s konvexným mnohouholníkom, metódy hľadania prieniku úsečky a krivky. Prieniky v priestore: prienik úsečky a roviny, prienik úsečky a mnohouholníka. Algoritmy Cohen-Sutherland, Cyrus-Beck, <text:s/>Liang-Barsky a Nichol-Lee-Nichol pre orezávanie úsečky do okna. Orezávanie mnohouholníka do okna.)</text:p>
        </text:list-item>
        <text:list-item>
          <text:p text:style-name="P1">Rasterizácia a antialiasing. (Algoritmy rasterizácie úsečky. Rasterizácia kvadratickej krivky, rasterizácia mnohouholníka pomocou skenovacej priamky. Prístupy k vypĺňaniu oblastí. Alias a metódy antialiasingu.)</text:p>
        </text:list-item>
        <text:list-item>
          <text:p text:style-name="P1">Zobrazovací kanál. (Modelovanie 3D scény, snímanie, premietanie - rovnobeľné, stredové a ich vzájomný súvis. Súradnicové sústavy v zobrazovacom kanáli. Zaradenie algoritmov počítačovej grafiky (riešenie viditeľnosti, orezávanie...) do zobrazovacieho kanála. Zobrazovací kanál dvojrozmernej scény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7T13:36:13.99</meta:creation-date>
    <meta:document-statistic meta:table-count="0" meta:image-count="0" meta:object-count="0" meta:page-count="1" meta:paragraph-count="6" meta:word-count="169" meta:character-count="1488"/>
    <dc:date>2015-04-27T13:36:40.18</dc:date>
    <meta:editing-duration>PT00H00M26S</meta:editing-duration>
    <meta:editing-cycles>1</meta:editing-cycles>
    <meta:generator>OpenOffice.org/3.2$Win32 OpenOffice.org_project/320m18$Build-9502</meta:generator>
  </office:meta>
</office:document-meta>
</file>